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8.3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18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ce5" style:family="table-cell" style:parent-style-name="Default">
      <style:text-properties style:font-name-asian="WenQuanYi Zen Hei Sharp"/>
    </style:style>
    <style:style style:name="T1" style:family="tex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 </text:p>
          </table:table-cell>
          <table:table-cell table:style-name="ce3" office:value-type="string" calcext:value-type="string">
            <text:p>Macc, Cacc,Vacc</text:p>
          </table:table-cell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2</text:p>
          </table:table-cell>
          <table:table-cell table:style-name="ce5" office:value-type="string" calcext:value-type="string">
            <text:p>Macc, Cacc, Vacc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ro, Cpro, Vpro, T3</text:p>
          </table:table-cell>
          <table:table-cell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pro, Cpro, Vpro, T4</text:span></text:p>
          </table:table-cell>
          <table:table-cell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, T7</text:p>
          </table:table-cell>
          <table:table-cell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l, Cbl, Vbl, T8-1, T8-2, T8-3</text:p>
          </table:table-cell>
          <table:table-cell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Mbl, Cbl, Vbl, T9</text:span></text:p>
          </table:table-cell>
          <table:table-cell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22:05:08.404599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0-29T22:05:30.190646454</dc:date>
    <meta:editing-duration>PT15M34S</meta:editing-duration>
    <meta:editing-cycles>11</meta:editing-cycles>
    <meta:generator>LibreOffice/4.2.6.3$Linux_X86_64 LibreOffice_project/420m0$Build-3</meta:generator>
    <meta:document-statistic meta:table-count="1" meta:cell-count="100" meta:object-count="0"/>
    <meta:user-defined meta:name=""/>
  </office:meta>
</office:document-meta>
</file>